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000000001D32C84ABC71FCAF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2" svg:font-family="Calibri"/>
    <style:font-face style:name="Consolas" svg:font-family="Consolas"/>
    <style:font-face style:name="MS Gothic2" svg:font-family="'MS Gothic'" style:font-family-generic="modern"/>
    <style:font-face style:name="Arial4" svg:font-family="Arial" style:font-family-generic="roman"/>
    <style:font-face style:name="Times New Roman" svg:font-family="'Times New Roman'" style:font-family-generic="roman"/>
    <style:font-face style:name="Arial5" svg:font-family="Arial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S Gothic" svg:font-family="'MS Gothic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  <style:paragraph-properties style:writing-mode="lr-tb"/>
    </style:style>
    <style:style style:name="gr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10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שקופית_20_כותרת_5f_-notes">
      <style:graphic-properties draw:fill-color="#ffffff" fo:min-height="13.364cm"/>
      <style:paragraph-properties style:writing-mode="lr-tb"/>
    </style:style>
    <style:style style:name="pr12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כותרת_20_ותוכן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19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Times New Roman1" fo:font-size="26pt"/>
    </style:style>
    <style:style style:name="P22" style:family="paragraph">
      <style:paragraph-properties fo:margin-top="0cm" fo:margin-bottom="0cm" fo:line-height="100%" fo:text-align="center" style:writing-mode="rl-tb"/>
    </style:style>
    <style:style style:name="P23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4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6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text-indent="0cm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1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333ff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333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96464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1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1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7cm"/>
        <style:text-properties style:font-name="Arial1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nst method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minder: const variables (</text:span><text:span text:style-name="T4">in C and C++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</text:span><text:span text:style-name="T14">print() </text:span><text:span text:style-name="T15">const</text:span><text:span text:style-name="T14">; </text:span><text:span text:style-name="T14"><text:line-break/></text:span><text:span text:style-name="T14">   </text:span><text:span text:style-name="T15">void</text:span><text:span text:style-name="T14"> set(); </text:span><text:span text:style-name="T14"><text:line-break/></text:span><text:span text:style-name="T14">}; </text:span><text:span text:style-name="T14"><text:line-break/></text:span><text:span text:style-name="T15">void</text:span><text:span text:style-name="T14"> A::print() </text:span><text:span text:style-name="T15">const</text:span><text:span text:style-name="T14"> {</text:span></text:p>
            <text:p text:style-name="P11"><text:span text:style-name="T16"><text:s/></text:span><text:span text:style-name="T16">// </text:span><text:span text:style-name="T14">print</text:span><text:span text:style-name="T17">(const A* const this)</text:span></text:p>
            <text:p text:style-name="P11"><text:span text:style-name="T14"><text:s/></text:span><text:span text:style-name="T18">a=5; </text:span><text:span text:style-name="T17">// = this→a = 5 = error</text:span></text:p>
            <text:p text:style-name="P11"><text:span text:style-name="T14"><text:s/></text:span><text:span text:style-name="T14">cout &lt;&lt; a; </text:span><text:span text:style-name="T17">// OK</text:span><text:span text:style-name="T14"><text:line-break/></text:span><text:span text:style-name="T14">} </text:span><text:span text:style-name="T14"><text:line-break/></text:span><text:span text:style-name="T15">void</text:span><text:span text:style-name="T14"> A::set() { </text:span></text:p>
            <text:p text:style-name="P11"><text:span text:style-name="T17"><text:s/></text:span><text:span text:style-name="T17">// set(A* const this)</text:span></text:p>
            <text:p text:style-name="P11"><text:span text:style-name="T19"><text:s/></text:span><text:span text:style-name="T19">this-&gt;a=5; <text:s/></text:span><text:span text:style-name="T17">// OK</text:span><text:span text:style-name="T14"><text:line-break/></text:span><text:span text:style-name="T14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1.732cm" svg:x="11.853cm" svg:y="3.598cm">
          <text:p text:style-name="P13"><text:span text:style-name="T20">int</text:span><text:span text:style-name="T21"> main() { </text:span><text:span text:style-name="T21"><text:line-break/></text:span><text:span text:style-name="T21"> A a; </text:span><text:span text:style-name="T21"><text:line-break/></text:span><text:span text:style-name="T21"> </text:span><text:span text:style-name="T20">const</text:span><text:span text:style-name="T21"> A ca; </text:span><text:span text:style-name="T21"><text:line-break/></text:span><text:span text:style-name="T21"> a.print();</text:span><text:span text:style-name="T22"> //=</text:span><text:span text:style-name="T21">print</text:span><text:span text:style-name="T22">(&amp;a)</text:span><text:span text:style-name="T21"><text:line-break/></text:span><text:span text:style-name="T21"> a.set();</text:span><text:span text:style-name="T22"> //=</text:span><text:span text:style-name="T21">set</text:span><text:span text:style-name="T22">(&amp;a)</text:span><text:span text:style-name="T21"><text:line-break/></text:span><text:span text:style-name="T21"> ca.print();</text:span><text:span text:style-name="T22">//=</text:span><text:span text:style-name="T21">print</text:span><text:span text:style-name="T22">(&amp;ca)</text:span><text:span text:style-name="T21"><text:line-break/></text:span><text:span text:style-name="T21"> </text:span><text:span text:style-name="T23">ca.</text:span><text:span text:style-name="T21">set</text:span><text:span text:style-name="T23">();</text:span><text:span text:style-name="T22">//=</text:span><text:span text:style-name="T21">set</text:span><text:span text:style-name="T24">(&amp;ca) – compilation error!</text:span><text:span text:style-name="T25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6" draw:layer="layout" svg:width="24.129cm" svg:height="15.662cm" svg:x="0.635cm" svg:y="2.752cm" presentation:class="outline" presentation:user-transformed="true">
          <draw:text-box>
            <text:p text:style-name="P15"><text:span text:style-name="T27">class</text:span><text:span text:style-name="T28"> A</text:span><text:span text:style-name="T28"><text:line-break/></text:span><text:span text:style-name="T28">{ BigInt xx;</text:span><text:span text:style-name="T28"><text:line-break/></text:span><text:span text:style-name="T27">public</text:span><text:span text:style-name="T28">:</text:span><text:span text:style-name="T28"><text:line-break/></text:span><text:span text:style-name="T28"> </text:span><text:span text:style-name="T27">const </text:span><text:span text:style-name="T28">BigInt</text:span><text:span text:style-name="T27">&amp;</text:span><text:span text:style-name="T28"> foo() </text:span><text:span text:style-name="T27">const</text:span><text:span text:style-name="T28">;</text:span><text:span text:style-name="T28"><text:line-break/></text:span><text:span text:style-name="T28"> BigInt</text:span><text:span text:style-name="T27">&amp;</text:span><text:span text:style-name="T28"> foo();</text:span><text:span text:style-name="T28"><text:line-break/></text:span><text:span text:style-name="T28">};</text:span></text:p>
            <text:p text:style-name="P15"><text:span text:style-name="T28"><text:line-break/></text:span><text:span text:style-name="T27">const </text:span><text:span text:style-name="T29">BigInt</text:span><text:span text:style-name="T30">&amp;</text:span><text:span text:style-name="T29"> A::foo() </text:span><text:span text:style-name="T30">const</text:span><text:span text:style-name="T29"> {</text:span><text:span text:style-name="T29"><text:line-break/></text:span><text:span text:style-name="T29">   cout &lt;&lt; </text:span><text:span text:style-name="T31">"const foo\n";</text:span></text:p>
            <text:p text:style-name="P15"><text:span text:style-name="T32"><text:s text:c="3"/></text:span><text:span text:style-name="T33">return</text:span><text:span text:style-name="T32"> xx;</text:span><text:span text:style-name="T28"><text:line-break/></text:span><text:span text:style-name="T28">} </text:span><text:span text:style-name="T28"><text:line-break/></text:span><text:span text:style-name="T29">BigInt</text:span><text:span text:style-name="T30">&amp;</text:span><text:span text:style-name="T29"> A::foo() </text:span><text:span text:style-name="T29"><text:line-break/></text:span><text:span text:style-name="T29">{ </text:span><text:span text:style-name="T29"><text:line-break/></text:span><text:span text:style-name="T29">   cout &lt;&lt; </text:span><text:span text:style-name="T31">"foo\n"</text:span><text:span text:style-name="T29">;</text:span></text:p>
            <text:p text:style-name="P15"><text:span text:style-name="T29"><text:s text:c="3"/></text:span><text:span text:style-name="T34">return</text:span><text:span text:style-name="T29"> xx; </text:span><text:span text:style-name="T29"><text:line-break/></text:span><text:span text:style-name="T29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2" draw:layer="layout" svg:width="11.72cm" svg:height="16.608cm" svg:x="13.123cm" svg:y="3.598cm">
          <text:p text:style-name="P13"><text:span text:style-name="T35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A a; </text:span><text:span text:style-name="T26"><text:line-break/></text:span><text:span text:style-name="T26">   </text:span><text:span text:style-name="T35">const</text:span><text:span text:style-name="T26"> A ca; </text:span></text:p>
          <text:p text:style-name="P13"><text:span text:style-name="T21"><text:s text:c="3"/></text:span><text:span text:style-name="T21">A a2 = ca; //OK</text:span><text:span text:style-name="T21"><text:line-break/></text:span><text:span text:style-name="T21">   a.foo () = 5; </text:span><text:span text:style-name="T21"><text:line-break/></text:span><text:span text:style-name="T21"> <text:s text:c="2"/></text:span><text:span text:style-name="T26">BigInt i=ca.foo(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><text:line-break/></text:span><text:span text:style-name="T26"/></text:p>
          <text:p text:style-name="P13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9" draw:layer="layout" svg:width="9.842cm" svg:height="4.612cm" svg:x="13.97cm" svg:y="13.794cm">
          <text:p text:style-name="P17"><text:span text:style-name="T36">// output</text:span></text:p>
          <text:p text:style-name="P18"><text:span text:style-name="T37">foo</text:span></text:p>
          <text:p text:style-name="P18"><text:span text:style-name="T37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0" draw:layer="layout" svg:width="23.706cm" svg:height="1.776cm" svg:x="0.847cm" svg:y="0.763cm" presentation:class="title" presentation:user-transformed="true">
          <draw:text-box>
            <text:p text:style-name="P6"><text:span text:style-name="T38">How can we have two "foo" functions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9">– </text:span><text:span text:style-name="T39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40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41">Why do we need two "foo" functions?</text:span></text:p>
            <text:p text:style-name="P11"><text:span text:style-name="T42">See folder 7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Return a const 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21" draw:layer="layout" svg:width="24.129cm" svg:height="15.662cm" svg:x="0.635cm" svg:y="2.752cm" presentation:class="outline" presentation:user-transformed="true">
          <draw:text-box>
            <text:p text:style-name="P9"><text:span text:style-name="T43">class</text:span><text:span text:style-name="T44"> Buffer { </text:span><text:span text:style-name="T44"><text:line-break/></text:span><text:span text:style-name="T44">   </text:span><text:span text:style-name="T43">size_t </text:span><text:span text:style-name="T44">_length; </text:span><text:span text:style-name="T44"><text:line-break/></text:span><text:span text:style-name="T44">   </text:span><text:span text:style-name="T43">int</text:span><text:span text:style-name="T44"> *_buf; </text:span></text:p>
            <text:p text:style-name="P9"><text:span text:style-name="T44"><text:line-break/></text:span><text:span text:style-name="T43">public</text:span><text:span text:style-name="T44">: </text:span><text:span text:style-name="T44"><text:line-break/></text:span><text:span text:style-name="T44">   Buffer (</text:span><text:span text:style-name="T43">size_t</text:span><text:span text:style-name="T44"> l): </text:span><text:span text:style-name="T44"><text:line-break/></text:span><text:span text:style-name="T44">   _length (l),</text:span></text:p>
            <text:p text:style-name="P9"><text:span text:style-name="T44"><text:s text:c="3"/></text:span><text:span text:style-name="T44">_buf (</text:span><text:span text:style-name="T43">new</text:span><text:span text:style-name="T44"> </text:span><text:span text:style-name="T43">int</text:span><text:span text:style-name="T44"> [l])  </text:span></text:p>
            <text:p text:style-name="P9"><text:span text:style-name="T44"><text:s text:c="8"/></text:span><text:span text:style-name="T44">{  } </text:span></text:p>
            <text:p text:style-name="P9"><text:span text:style-name="T44"><text:line-break/></text:span><text:span text:style-name="T44">   </text:span><text:span text:style-name="T43">const</text:span><text:span text:style-name="T44"> </text:span><text:span text:style-name="T43">int</text:span><text:span text:style-name="T44">&amp; get(</text:span><text:span text:style-name="T43">size_t</text:span><text:span text:style-name="T44"> i) </text:span><text:span text:style-name="T43">const</text:span><text:span text:style-name="T44"> { </text:span><text:span text:style-name="T44"><text:line-break/></text:span><text:span text:style-name="T44">      </text:span><text:span text:style-name="T43">return</text:span><text:span text:style-name="T44"> _buf[i]; </text:span><text:span text:style-name="T44"><text:line-break/></text:span><text:span text:style-name="T44">   } </text:span><text:span text:style-name="T44"><text:line-break/></text:span><text:span text:style-name="T44">}; </text:span></text:p>
          </draw:text-box>
        </draw:frame>
        <draw:custom-shape draw:name="Text Box 4" draw:style-name="gr3" draw:text-style-name="P12" draw:layer="layout" svg:width="14.287cm" svg:height="15.389cm" svg:x="12.171cm" svg:y="3.175cm">
          <text:p text:style-name="P13"><text:span text:style-name="T35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45">5</text:span><text:span text:style-name="T26">); </text:span><text:span text:style-name="T26"><text:line-break/></text:span><text:span text:style-name="T26">   buf.get(</text:span><text:span text:style-name="T45">0</text:span><text:span text:style-name="T26">) = </text:span><text:span text:style-name="T45">3</text:span><text:span text:style-name="T26">; </text:span><text:span text:style-name="T26"><text:line-break/></text:span><text:span text:style-name="T26"> <text:s text:c="9"/></text:span><text:span text:style-name="T25">// illegal </text:span><text:span text:style-name="T25"><text:line-break/></text:span><text:span text:style-name="T25"> <text:s text:c="2"/></text:span><text:span text:style-name="T26">std::cout &lt;&lt; </text:span></text:p>
          <text:p text:style-name="P13"><text:span text:style-name="T26"><text:s text:c="3"/></text:span><text:span text:style-name="T26">buf.get(</text:span><text:span text:style-name="T45">0</text:span><text:span text:style-name="T26">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3"><text:span text:style-name="T46"><text:line-break/></text:span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" draw:text-style-name="P12" draw:layer="layout" svg:x1="12.17cm" svg:y1="3.175cm" svg:x2="12.065cm" svg:y2="13.123cm">
          <text:p/>
        </draw:line>
        <draw:custom-shape draw:name="Line Callout 1 1" draw:style-name="gr5" draw:text-style-name="P23" draw:layer="layout" svg:width="4.55cm" svg:height="3.174cm" svg:x="16.256cm" svg:y="14.986cm">
          <text:p text:style-name="P22"><text:span text:style-name="T47">Why</text:span><text:span text:style-name="T47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inimum="-2147483647" draw:handle-range-y-maximum="2147483647" draw:handle-range-x-minimum="-2147483647" draw:handle-range-x-maximum="2147483647" draw:handle-position="?f1 ?f0"/>
            <draw:handle draw:handle-range-y-minimum="-2147483647" draw:handle-range-y-maximum="2147483647" draw:handle-range-x-minimum="-2147483647" draw:handle-range-x-maximum="2147483647" draw:handle-position="?f3 ?f2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25" draw:layer="layout" svg:width="23.706cm" svg:height="8.89cm" svg:x="0.847cm" svg:y="2.54cm" presentation:class="outline" presentation:user-transformed="true">
          <draw:text-box>
            <text:list text:style-name="L6">
              <text:list-item>
                <text:p text:style-name="P24"><text:span text:style-name="T48">mutable </text:span><text:span text:style-name="T49">means that a variable can be changed by a const function (even if the object is const)</text:span></text:p>
              </text:list-item>
              <text:list-item>
                <text:p text:style-name="P24"><text:span text:style-name="T49">QUESTION: When would you use 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50">class</text:span><text:span text:style-name="T51"> X</text:span></text:p>
            <text:p text:style-name="P11"><text:span text:style-name="T51">{ </text:span><text:span text:style-name="T51"><text:line-break/></text:span><text:span text:style-name="T50">public</text:span><text:span text:style-name="T51">:</text:span></text:p>
            <text:p text:style-name="P11"><text:span text:style-name="T51"><text:s text:c="2"/></text:span><text:span text:style-name="T51">...</text:span></text:p>
            <text:p text:style-name="P11"><text:span text:style-name="T51"><text:s text:c="2"/></text:span><text:span text:style-name="T51">X() : _fooAccessCount(0) {}</text:span></text:p>
            <text:p text:style-name="P11"><text:span text:style-name="T51"> </text:span></text:p>
            <text:p text:style-name="P11"><text:span text:style-name="T51">  </text:span><text:span text:style-name="T50">bool</text:span><text:span text:style-name="T51"> foo() </text:span><text:span text:style-name="T50">const</text:span><text:span text:style-name="T51"> </text:span><text:span text:style-name="T51"><text:line-break/></text:span><text:span text:style-name="T51">   { </text:span><text:span text:style-name="T51"><text:line-break/></text:span><text:span text:style-name="T51">      ++_fooAccessCount;</text:span></text:p>
            <text:p text:style-name="P11"><text:span text:style-name="T51"><text:s text:c="6"/></text:span><text:span text:style-name="T51">... </text:span><text:span text:style-name="T51"><text:line-break/></text:span><text:span text:style-name="T51">   } </text:span></text:p>
            <text:p text:style-name="P11"><text:span text:style-name="T51"><text:s text:c="3"/></text:span><text:span text:style-name="T50">unsigned int </text:span><text:span text:style-name="T51">fooAccessCount() { return _fooAccessCount; }</text:span><text:span text:style-name="T51"><text:line-break/></text:span><text:span text:style-name="T51"/></text:p>
            <text:p text:style-name="P11"><text:span text:style-name="T50">private</text:span><text:span text:style-name="T51">: </text:span><text:span text:style-name="T51"><text:line-break/></text:span><text:span text:style-name="T51">   </text:span><text:span text:style-name="T50">mutable unsigned int </text:span><text:span text:style-name="T51">_fooAccessCount; </text:span><text:span text:style-name="T51"><text:line-break/></text:span><text:span text:style-name="T51">}; </text:span><text:span text:style-name="T51"><text:line-break/></text:span><text:span text:style-name="T5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50">class</text:span><text:span text:style-name="T51"> Shape</text:span></text:p>
            <text:p text:style-name="P11"><text:span text:style-name="T51">{ </text:span><text:span text:style-name="T51"><text:line-break/></text:span><text:span text:style-name="T50">public</text:span><text:span text:style-name="T51">:</text:span></text:p>
            <text:p text:style-name="P11"><text:span text:style-name="T51"><text:s text:c="2"/></text:span><text:span text:style-name="T51">...</text:span></text:p>
            <text:p text:style-name="P11"><text:span text:style-name="T50"><text:s text:c="2"/></text:span><text:span text:style-name="T50">void </text:span><text:span text:style-name="T51">set...(...) { _areaNeedUpdate= </text:span><text:span text:style-name="T50">true</text:span><text:span text:style-name="T51">; ... }</text:span><text:span text:style-name="T50"> </text:span><text:span text:style-name="T51">  </text:span></text:p>
            <text:p text:style-name="P11"><text:span text:style-name="T50"><text:s text:c="2"/></text:span><text:span text:style-name="T50">double</text:span><text:span text:style-name="T51"> area() </text:span><text:span text:style-name="T50">const</text:span><text:span text:style-name="T51"> </text:span><text:span text:style-name="T51"><text:line-break/></text:span><text:span text:style-name="T51">   { </text:span><text:span text:style-name="T51"><text:line-break/></text:span><text:span text:style-name="T51">      if (_areaNeedUpdate) {</text:span></text:p>
            <text:p text:style-name="P11"><text:span text:style-name="T51"><text:s text:c="9"/></text:span><text:span text:style-name="T51">_area = ...</text:span></text:p>
            <text:p text:style-name="P11"><text:span text:style-name="T51"><text:s text:c="9"/></text:span><text:span text:style-name="T51">_areaNeedUpdate= </text:span><text:span text:style-name="T50">false</text:span><text:span text:style-name="T51">;</text:span></text:p>
            <text:p text:style-name="P11"><text:span text:style-name="T51"><text:s text:c="6"/></text:span><text:span text:style-name="T51">}</text:span></text:p>
            <text:p text:style-name="P11"><text:span text:style-name="T51"><text:s text:c="6"/></text:span><text:span text:style-name="T51">return _area; </text:span><text:span text:style-name="T51"><text:line-break/></text:span><text:span text:style-name="T51">   } </text:span></text:p>
            <text:p text:style-name="P11"><text:span text:style-name="T50">private</text:span><text:span text:style-name="T51">: </text:span><text:span text:style-name="T51"><text:line-break/></text:span><text:span text:style-name="T51">   </text:span><text:span text:style-name="T50">mutable bool </text:span><text:span text:style-name="T51">_areaNeedUpdate= </text:span><text:span text:style-name="T50">true</text:span><text:span text:style-name="T51">;</text:span></text:p>
            <text:p text:style-name="P11"><text:span text:style-name="T51"><text:s text:c="3"/></text:span><text:span text:style-name="T50">mutable double </text:span><text:span text:style-name="T51">_area;</text:span><text:span text:style-name="T51"><text:line-break/></text:span><text:span text:style-name="T51">}; </text:span><text:span text:style-name="T51"><text:line-break/></text:span><text:span text:style-name="T5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_5f_" presentation:presentation-page-layout-name="AL1T0">
        <office:forms form:automatic-focus="false" form:apply-design-mode="false"/>
        <draw:frame draw:name="Rectangle 2" presentation:style-name="pr9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friend functions</text:span></text:p>
          </draw:text-box>
        </draw:frame>
        <draw:frame draw:name="כותרת משנה 3" presentation:style-name="pr10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_5f_" presentation:presentation-page-layout-name="AL2T11">
        <draw:frame draw:name="Title 1" presentation:style-name="pr12" draw:text-style-name="P20" draw:layer="layout" svg:width="23.706cm" svg:height="1.776cm" svg:x="0.847cm" svg:y="0.763cm" presentation:class="title" presentation:user-transformed="true">
          <draw:text-box>
            <text:p text:style-name="P6"><text:span text:style-name="T52">friend functions</text:span></text:p>
          </draw:text-box>
        </draw:frame>
        <draw:frame draw:name="Slide Number Placeholder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14" draw:text-style-name="P10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26"><text:span text:style-name="T53">Friend function in a class:</text:span></text:p>
                <text:list>
                  <text:list-item>
                    <text:p text:style-name="P27"><text:span text:style-name="T53">Not a method of the class.</text:span></text:p>
                  </text:list-item>
                  <text:list-item>
                    <text:p text:style-name="P27"><text:span text:style-name="T53">Has access to the class’s private and protected data members.</text:span></text:p>
                  </text:list-item>
                  <text:list-item>
                    <text:p text:style-name="P27"><text:span text:style-name="T53">Defined inside the class scope.</text:span></text:p>
                  </text:list-item>
                </text:list>
              </text:list-item>
              <text:list-item>
                <text:p><text:span text:style-name="T53">See folder 8 for an exa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2" svg:font-family="Calibri"/>
    <style:font-face style:name="Consolas" svg:font-family="Consolas"/>
    <style:font-face style:name="MS Gothic2" svg:font-family="'MS Gothic'" style:font-family-generic="modern"/>
    <style:font-face style:name="Arial4" svg:font-family="Arial" style:font-family-generic="roman"/>
    <style:font-face style:name="Times New Roman" svg:font-family="'Times New Roman'" style:font-family-generic="roman"/>
    <style:font-face style:name="Arial5" svg:font-family="Arial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S Gothic" svg:font-family="'MS Gothic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6-17">17/6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6-17">17/6/20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231</meta:editing-cycles>
    <meta:print-date>1999-11-04T13:06:28</meta:print-date>
    <meta:creation-date>1999-10-10T10:49:40</meta:creation-date>
    <dc:date>2020-06-17T08:59:59.425374397</dc:date>
    <meta:editing-duration>P27DT19H10M6S</meta:editing-duration>
    <meta:generator>LibreOffice/6.4.3.2$Linux_X86_64 LibreOffice_project/40$Build-2</meta:generator>
    <dc:creator>Erel Segal-Halevi</dc:creator>
    <meta:document-statistic meta:object-count="12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